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9a63" officeooo:paragraph-rsid="00159a63"/>
    </style:style>
    <style:style style:name="P2" style:family="paragraph" style:parent-style-name="Standard">
      <style:text-properties fo:font-size="12pt" fo:font-weight="normal" officeooo:rsid="0016ae98" officeooo:paragraph-rsid="0016ae98" style:font-size-asian="10.5pt" style:font-weight-asian="normal" style:font-size-complex="12pt" style:font-weight-complex="normal"/>
    </style:style>
    <style:style style:name="P3" style:family="paragraph" style:parent-style-name="Standard">
      <style:text-properties fo:font-size="12pt" fo:font-weight="normal" officeooo:rsid="001aa6f8" officeooo:paragraph-rsid="001aa6f8" style:font-size-asian="10.5pt" style:font-weight-asian="normal" style:font-size-complex="12pt" style:font-weight-complex="normal"/>
    </style:style>
    <style:style style:name="P4" style:family="paragraph" style:parent-style-name="Standard">
      <style:text-properties fo:font-size="12pt" fo:font-weight="normal" officeooo:rsid="001c9974" officeooo:paragraph-rsid="001c9974" style:font-size-asian="10.5pt" style:font-weight-asian="normal" style:font-size-complex="12pt" style:font-weight-complex="normal"/>
    </style:style>
    <style:style style:name="P5" style:family="paragraph" style:parent-style-name="Standard">
      <style:text-properties fo:font-size="12pt" fo:font-weight="normal" officeooo:rsid="001e9331" officeooo:paragraph-rsid="001e9331" style:font-size-asian="10.5pt" style:font-weight-asian="normal" style:font-size-complex="12pt" style:font-weight-complex="normal"/>
    </style:style>
    <style:style style:name="P6" style:family="paragraph" style:parent-style-name="Standard">
      <style:text-properties fo:font-size="12pt" fo:font-weight="normal" officeooo:rsid="001f1c52" officeooo:paragraph-rsid="001f1c52" style:font-size-asian="10.5pt" style:font-weight-asian="normal" style:font-size-complex="12pt" style:font-weight-complex="normal"/>
    </style:style>
    <style:style style:name="P7" style:family="paragraph" style:parent-style-name="Standard">
      <style:text-properties fo:font-size="12pt" fo:font-weight="normal" officeooo:rsid="002042ce" officeooo:paragraph-rsid="002042ce" style:font-size-asian="10.5pt" style:font-weight-asian="normal" style:font-size-complex="12pt" style:font-weight-complex="normal"/>
    </style:style>
    <style:style style:name="P8" style:family="paragraph" style:parent-style-name="Standard">
      <style:text-properties fo:font-size="12pt" fo:font-weight="normal" officeooo:rsid="0020ec5f" officeooo:paragraph-rsid="0020ec5f" style:font-size-asian="10.5pt" style:font-weight-asian="normal" style:font-size-complex="12pt" style:font-weight-complex="normal"/>
    </style:style>
    <style:style style:name="P9" style:family="paragraph" style:parent-style-name="Standard">
      <style:text-properties fo:font-size="12pt" fo:font-weight="normal" officeooo:rsid="0020ec5f" officeooo:paragraph-rsid="00240d3b" style:font-size-asian="10.5pt" style:font-weight-asian="normal" style:font-size-complex="12pt" style:font-weight-complex="normal"/>
    </style:style>
    <style:style style:name="P10" style:family="paragraph" style:parent-style-name="Standard">
      <style:text-properties fo:font-size="12pt" fo:font-weight="normal" officeooo:rsid="0020ec5f" officeooo:paragraph-rsid="0025a412" style:font-size-asian="10.5pt" style:font-weight-asian="normal" style:font-size-complex="12pt" style:font-weight-complex="normal"/>
    </style:style>
    <style:style style:name="P11" style:family="paragraph" style:parent-style-name="Standard">
      <style:text-properties fo:font-size="12pt" fo:font-weight="normal" officeooo:rsid="0029647d" officeooo:paragraph-rsid="0029647d" style:font-size-asian="10.5pt" style:font-weight-asian="normal" style:font-size-complex="12pt" style:font-weight-complex="normal"/>
    </style:style>
    <style:style style:name="P12" style:family="paragraph" style:parent-style-name="Standard">
      <style:text-properties fo:font-size="12pt" fo:font-weight="normal" officeooo:rsid="0029aa47" officeooo:paragraph-rsid="0029aa47" style:font-size-asian="10.5pt" style:font-weight-asian="normal" style:font-size-complex="12pt" style:font-weight-complex="normal"/>
    </style:style>
    <style:style style:name="P13" style:family="paragraph" style:parent-style-name="Standard">
      <style:text-properties fo:font-size="12pt" fo:font-weight="normal" officeooo:rsid="0022a367" officeooo:paragraph-rsid="0025a412" style:font-size-asian="10.5pt" style:font-weight-asian="normal" style:font-size-complex="12pt" style:font-weight-complex="normal"/>
    </style:style>
    <style:style style:name="P14" style:family="paragraph" style:parent-style-name="Standard">
      <style:text-properties fo:font-size="12pt" fo:font-weight="normal" officeooo:rsid="002e6993" officeooo:paragraph-rsid="002e6993" style:font-size-asian="10.5pt" style:font-weight-asian="normal" style:font-size-complex="12pt" style:font-weight-complex="normal"/>
    </style:style>
    <style:style style:name="P15" style:family="paragraph" style:parent-style-name="Standard">
      <style:text-properties fo:font-size="12pt" fo:font-weight="normal" officeooo:rsid="002fa390" officeooo:paragraph-rsid="002fa390" style:font-size-asian="10.5pt" style:font-weight-asian="normal" style:font-size-complex="12pt" style:font-weight-complex="normal"/>
    </style:style>
    <style:style style:name="P16" style:family="paragraph" style:parent-style-name="Standard">
      <style:text-properties fo:font-size="12pt" fo:font-weight="normal" officeooo:rsid="0030c13e" officeooo:paragraph-rsid="0030c13e" style:font-size-asian="10.5pt" style:font-weight-asian="normal" style:font-size-complex="12pt" style:font-weight-complex="normal"/>
    </style:style>
    <style:style style:name="P17" style:family="paragraph" style:parent-style-name="Standard">
      <style:text-properties fo:font-size="12pt" fo:font-weight="normal" officeooo:rsid="0031a98e" officeooo:paragraph-rsid="0031a98e" style:font-size-asian="10.5pt" style:font-weight-asian="normal" style:font-size-complex="12pt" style:font-weight-complex="normal"/>
    </style:style>
    <style:style style:name="P18" style:family="paragraph" style:parent-style-name="Standard">
      <style:text-properties fo:font-size="12pt" fo:font-weight="normal" officeooo:rsid="003620d9" officeooo:paragraph-rsid="003620d9" style:font-size-asian="10.5pt" style:font-weight-asian="normal" style:font-size-complex="12pt" style:font-weight-complex="normal"/>
    </style:style>
    <style:style style:name="P19" style:family="paragraph" style:parent-style-name="Standard">
      <style:text-properties fo:font-size="12pt" fo:font-weight="normal" officeooo:rsid="0037b162" officeooo:paragraph-rsid="001c9974" style:font-size-asian="10.5pt" style:font-weight-asian="normal" style:font-size-complex="12pt" style:font-weight-complex="normal"/>
    </style:style>
    <style:style style:name="P20" style:family="paragraph" style:parent-style-name="Standard">
      <style:text-properties fo:font-size="12pt" style:text-underline-style="solid" style:text-underline-type="double" style:text-underline-width="auto" style:text-underline-color="font-color" fo:font-weight="normal" officeooo:rsid="0020ec5f" officeooo:paragraph-rsid="0020ec5f" style:font-size-asian="10.5pt" style:font-weight-asian="normal" style:font-size-complex="12pt" style:font-weight-complex="normal"/>
    </style:style>
    <style:style style:name="P21" style:family="paragraph" style:parent-style-name="Standard">
      <style:text-properties fo:font-size="12pt" fo:font-weight="normal" officeooo:rsid="0020ec5f" officeooo:paragraph-rsid="003ac3b6" style:font-size-asian="10.5pt" style:font-weight-asian="normal" style:font-size-complex="12pt" style:font-weight-complex="normal"/>
    </style:style>
    <style:style style:name="P22" style:family="paragraph" style:parent-style-name="Standard">
      <style:text-properties fo:font-size="12pt" fo:font-weight="normal" officeooo:rsid="0030c13e" officeooo:paragraph-rsid="0030c13e" style:font-size-asian="10.5pt" style:font-weight-asian="normal" style:font-size-complex="12pt" style:font-weight-complex="normal"/>
    </style:style>
    <style:style style:name="P23" style:family="paragraph" style:parent-style-name="Standard">
      <style:text-properties fo:font-size="12pt" fo:font-weight="normal" officeooo:rsid="0037b162" officeooo:paragraph-rsid="0037b162" style:font-size-asian="10.5pt" style:font-weight-asian="normal" style:font-size-complex="12pt" style:font-weight-complex="normal"/>
    </style:style>
    <style:style style:name="P24" style:family="paragraph" style:parent-style-name="Standard">
      <style:text-properties fo:font-size="12pt" fo:font-weight="normal" officeooo:rsid="00496e4c" officeooo:paragraph-rsid="00496e4c" style:font-size-asian="10.5pt" style:font-weight-asian="normal" style:font-size-complex="12pt" style:font-weight-complex="normal"/>
    </style:style>
    <style:style style:name="P25" style:family="paragraph" style:parent-style-name="Standard">
      <style:text-properties fo:font-size="12pt" fo:font-weight="normal" officeooo:rsid="004c594b" officeooo:paragraph-rsid="004fb3d5" style:font-size-asian="10.5pt" style:font-weight-asian="normal" style:font-size-complex="12pt" style:font-weight-complex="normal"/>
    </style:style>
    <style:style style:name="P26" style:family="paragraph" style:parent-style-name="Standard">
      <style:text-properties fo:font-size="12pt" fo:font-weight="normal" officeooo:rsid="004dd7a5" officeooo:paragraph-rsid="004dd7a5" style:font-size-asian="10.5pt" style:font-weight-asian="normal" style:font-size-complex="12pt" style:font-weight-complex="normal"/>
    </style:style>
    <style:style style:name="P27" style:family="paragraph" style:parent-style-name="Standard">
      <style:text-properties fo:font-size="12pt" fo:font-weight="normal" officeooo:rsid="00510760" officeooo:paragraph-rsid="00510760" style:font-size-asian="10.5pt" style:font-weight-asian="normal" style:font-size-complex="12pt" style:font-weight-complex="normal"/>
    </style:style>
    <style:style style:name="P28" style:family="paragraph" style:parent-style-name="Standard">
      <style:text-properties officeooo:paragraph-rsid="00496e4c"/>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e07c4" style:font-size-asian="10.5pt" style:font-weight-asian="normal" style:font-size-complex="12pt" style:font-weight-complex="normal"/>
    </style:style>
    <style:style style:name="T3" style:family="text">
      <style:text-properties fo:font-size="12pt" fo:font-weight="normal" officeooo:rsid="001ee5ce" style:font-size-asian="10.5pt" style:font-weight-asian="normal" style:font-size-complex="12pt" style:font-weight-complex="normal"/>
    </style:style>
    <style:style style:name="T4" style:family="text">
      <style:text-properties fo:font-size="12pt" fo:font-weight="normal" officeooo:rsid="0016ae98" style:font-size-asian="10.5pt" style:font-weight-asian="normal" style:font-size-complex="12pt" style:font-weight-complex="normal"/>
    </style:style>
    <style:style style:name="T5" style:family="text">
      <style:text-properties fo:font-size="12pt" fo:font-weight="normal" officeooo:rsid="00496e4c" style:font-size-asian="10.5pt" style:font-weight-asian="normal" style:font-size-complex="12pt" style:font-weight-complex="normal"/>
    </style:style>
    <style:style style:name="T6" style:family="text">
      <style:text-properties fo:font-size="12pt" fo:font-weight="normal" officeooo:rsid="0037b162" style:font-size-asian="10.5pt" style:font-weight-asian="normal" style:font-size-complex="12pt" style:font-weight-complex="normal"/>
    </style:style>
    <style:style style:name="T7" style:family="text">
      <style:text-properties fo:font-size="12pt" fo:font-weight="normal" officeooo:rsid="0047a263" style:font-size-asian="10.5pt" style:font-weight-asian="normal" style:font-size-complex="12pt" style:font-weight-complex="normal"/>
    </style:style>
    <style:style style:name="T8" style:family="text">
      <style:text-properties fo:font-size="12pt" fo:font-weight="normal" officeooo:rsid="00522104" style:font-size-asian="10.5pt" style:font-weight-asian="normal" style:font-size-complex="12pt" style:font-weight-complex="normal"/>
    </style:style>
    <style:style style:name="T9" style:family="text">
      <style:text-properties officeooo:rsid="001c9974"/>
    </style:style>
    <style:style style:name="T10" style:family="text">
      <style:text-properties officeooo:rsid="0021ae5b"/>
    </style:style>
    <style:style style:name="T11" style:family="text">
      <style:text-properties officeooo:rsid="0021b781"/>
    </style:style>
    <style:style style:name="T12" style:family="text">
      <style:text-properties officeooo:rsid="0022a367"/>
    </style:style>
    <style:style style:name="T13" style:family="text">
      <style:text-properties officeooo:rsid="0025a412"/>
    </style:style>
    <style:style style:name="T14" style:family="text">
      <style:text-properties officeooo:rsid="0027094d"/>
    </style:style>
    <style:style style:name="T15" style:family="text">
      <style:text-properties officeooo:rsid="0028fa13"/>
    </style:style>
    <style:style style:name="T16" style:family="text">
      <style:text-properties officeooo:rsid="00296f31"/>
    </style:style>
    <style:style style:name="T17" style:family="text">
      <style:text-properties officeooo:rsid="002d178e"/>
    </style:style>
    <style:style style:name="T18" style:family="text">
      <style:text-properties officeooo:rsid="002fa390"/>
    </style:style>
    <style:style style:name="T19" style:family="text">
      <style:text-properties officeooo:rsid="0030bc36"/>
    </style:style>
    <style:style style:name="T20" style:family="text">
      <style:text-properties officeooo:rsid="003293c6"/>
    </style:style>
    <style:style style:name="T21" style:family="text">
      <style:text-properties officeooo:rsid="0037ee26"/>
    </style:style>
    <style:style style:name="T22" style:family="text">
      <style:text-properties officeooo:rsid="0037f290"/>
    </style:style>
    <style:style style:name="T23" style:family="text">
      <style:text-properties officeooo:rsid="003961d3"/>
    </style:style>
    <style:style style:name="T24" style:family="text">
      <style:text-properties officeooo:rsid="003ac3b6"/>
    </style:style>
    <style:style style:name="T25" style:family="text">
      <style:text-properties officeooo:rsid="003add97"/>
    </style:style>
    <style:style style:name="T26" style:family="text">
      <style:text-properties officeooo:rsid="003c777e"/>
    </style:style>
    <style:style style:name="T27" style:family="text">
      <style:text-properties officeooo:rsid="003db224"/>
    </style:style>
    <style:style style:name="T28" style:family="text">
      <style:text-properties officeooo:rsid="003e0733"/>
    </style:style>
    <style:style style:name="T29" style:family="text">
      <style:text-properties officeooo:rsid="003ee5e8"/>
    </style:style>
    <style:style style:name="T30" style:family="text">
      <style:text-properties officeooo:rsid="003f2139"/>
    </style:style>
    <style:style style:name="T31" style:family="text">
      <style:text-properties officeooo:rsid="003fdba6"/>
    </style:style>
    <style:style style:name="T32" style:family="text">
      <style:text-properties officeooo:rsid="004011f3"/>
    </style:style>
    <style:style style:name="T33" style:family="text">
      <style:text-properties officeooo:rsid="00446992"/>
    </style:style>
    <style:style style:name="T34" style:family="text">
      <style:text-properties officeooo:rsid="0044cb91"/>
    </style:style>
    <style:style style:name="T35" style:family="text">
      <style:text-properties officeooo:rsid="00458261"/>
    </style:style>
    <style:style style:name="T36" style:family="text">
      <style:text-properties officeooo:rsid="0045d8ad"/>
    </style:style>
    <style:style style:name="T37" style:family="text">
      <style:text-properties officeooo:rsid="004734ef"/>
    </style:style>
    <style:style style:name="T38" style:family="text">
      <style:text-properties officeooo:rsid="004b19c0"/>
    </style:style>
    <style:style style:name="T39" style:family="text">
      <style:text-properties officeooo:rsid="004dd7a5"/>
    </style:style>
    <style:style style:name="T40" style:family="text">
      <style:text-properties officeooo:rsid="004fb3d5"/>
    </style:style>
    <style:style style:name="T41" style:family="text">
      <style:text-properties officeooo:rsid="00510760"/>
    </style:style>
    <style:style style:name="T42" style:family="text">
      <style:text-properties officeooo:rsid="0052f3e9"/>
    </style:style>
    <style:style style:name="T43" style:family="text">
      <style:text-properties officeooo:rsid="0052fc8b"/>
    </style:style>
    <style:style style:name="T44" style:family="text">
      <style:text-properties officeooo:rsid="00547c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Objectif</text:p>
      <text:p text:style-name="P1"/>
      <text:p text:style-name="P1">L’objectif de ce projet, est de concevoir et réaliser une application proposant à ses utilisateurs d’organiser et jouer des tournois de morpions à plusieurs. L’application et l’interface doit être adaptée à plusieurs publics cibles <text:span text:style-name="T10">et plusieurs tranches d’âge</text:span> : les enfants (notamment de moins de 12ans) et les adultes.</text:p>
      <text:p text:style-name="P1"/>
      <text:p text:style-name="P1">1.2 Règles du jeu</text:p>
      <text:p text:style-name="P1"/>
      <text:p text:style-name="P1">Les utilisateurs, après avoir choisi le mode de tournoi désiré (pour adultes ou enfants), enregistrent les joueurs participants au tournoi puis choisissent de commencer le tournoi. <text:span text:style-name="T2">Chaque joueur </text:span><text:span text:style-name="T3">va </text:span><text:span text:style-name="T2"><text:s/>s’affronte</text:span><text:span text:style-name="T3">r à tour de rôle</text:span><text:span text:style-name="T2"> lors d’un match. </text:span><text:span text:style-name="T1">Un match implique 2 joueurs, ayant chacun un signe dans le cadre de ce match (O pour le premier joueur, X pour le second). </text:span><text:span text:style-name="T4">Au cours d’un match, i</text:span><text:span text:style-name="T1">ls doivent chacun </text:span><text:span text:style-name="T4">leur tour</text:span><text:span text:style-name="T1"> placer leur signe dans les cases d’un quadrillage de 3 cases sur 3. Le but est d’aligner avant son adversaire, 3 signes horizontalement, verticalement ou en diagonale : l</text:span><text:span text:style-name="T4">e premier joueur qui réussi, remporte la partie. La partie se termine lorsque l’un des joueurs a réussi à aligner 3 signes, ou lorsque la grille est totalement complétée sans vainqueur : il y a alors égalité.</text:span></text:p>
      <text:p text:style-name="P2">En cas de victoire, le gagnant remporte 3 points, le perdant 0. En cas d’égalité, chaque joueur remporte 1 point. Une fois que chaque match a été joué et que tous les joueurs se sont affrontés, un classement s’affiche en fonction des points des joueurs. C’est le joueur qui a accumulé le plus de points qui remporte le tournoi.</text:p>
      <text:p text:style-name="P2"/>
      <text:p text:style-name="P2">1.3 Contraintes induites par les objectifs et les règles</text:p>
      <text:p text:style-name="P2"/>
      <text:p text:style-name="P5">Les utilisateurs doivent pouvoir choisir préalablement le mode de tournoi désiré, selon leur <text:span text:style-name="T22">tranche d’âge : mode enfant ou mode adulte.</text:span></text:p>
      <text:p text:style-name="P3">Le but est d’organiser un tournoi <text:span text:style-name="T9">à plusieurs</text:span>, il faut donc que plusieurs joueurs puissent s’enregistrer, <text:span text:style-name="T22">que l’on puisse supprimer des joueurs de la liste,</text:span> <text:span text:style-name="T9">et qu’il y ai au moins deux joueurs au commencement du tournoi.</text:span></text:p>
      <text:p text:style-name="P4">Lors d’un match, le but est de choisir les cases dans lesquelles mettre son signe, on ne doit pas pouvoir mettre son signe dans une case déjà remplie.</text:p>
      <text:p text:style-name="P4"/>
      <text:p text:style-name="P6">2.1 Liste de fonctionnalités</text:p>
      <text:p text:style-name="P6"/>
      <text:p text:style-name="P7">Les utilisateurs peuvent <text:span text:style-name="T22">dans un premier temps</text:span>, choisir leur mode de tournoi (adulte, enfant) ou choisir de consulter les règles <text:span text:style-name="T22">avant de jouer</text:span>.</text:p>
      <text:p text:style-name="P7"><text:span text:style-name="T22">Ils ont ensuite à configurer leur tournoi :</text:span> Ils peuvent enregistrer ou supprimer <text:span text:style-name="T23">d</text:span>es participants <text:span text:style-name="T23">du</text:span> tournoi <text:span text:style-name="T23">identifiés par leur</text:span> pseudonyme / prénom, puis lancent le tournoi.</text:p>
      <text:p text:style-name="P7">Les utilisateurs vont alors jouer les matchs générés par le Système, et chaque joueur va s’affronter : lors d’un match de morpion, ils auront à sélectionner les cases qu’ils veulent <text:span text:style-name="T23">remplir</text:span> jusqu’à ce que le match se termine. <text:span text:style-name="T23">Ils obtiennent ou non des points à l’issue des matchs.</text:span></text:p>
      <text:p text:style-name="P7">Lorsque les matchs sont terminés, un classement est généré <text:span text:style-name="T23">et affiché </text:span>par ordre de point.</text:p>
      <text:p text:style-name="P4"/>
      <text:p text:style-name="P7">2.2 Analyse ergonomique</text:p>
      <text:p text:style-name="P7"/>
      <text:p text:style-name="P7"><text:tab/><text:span text:style-name="T14">2.2.1 La Vue Initialisation d’un tournoi (choix du mode de tournoi)</text:span></text:p>
      <text:p text:style-name="P7"/>
      <text:p text:style-name="P21">La première vue, celle de l’Initialisation du tournoi, propose des caractéristiques ergonomiques pour <text:s text:c="2"/>concilier les préférences de<text:span text:style-name="T11">s</text:span> jeunes utilisateurs, comme d<text:span text:style-name="T11">es </text:span>adultes. Elle reste sobre et simple, <text:span text:style-name="T24">avec du</text:span> contenu textuel <text:span text:style-name="T24">(JLabels) dans le cadre du guidage </text:span>(davantage adapté aux adultes), mais <text:span text:style-name="T24">intègre aussi</text:span> des éléments imagés, <text:span text:style-name="T11">et une touche de couleur pour les enfants</text:span> (<text:span text:style-name="T11">icônes</text:span> dans les boutons, « <text:span text:style-name="T11">Tournoi enfant » en rouge</text:span>).</text:p>
      <text:p text:style-name="P8"><text:soft-page-break/></text:p>
      <text:p text:style-name="P11">Une rubrique « règles » est présente pour aider l’utilisateur en lui proposant de lire les règles.</text:p>
      <text:p text:style-name="P8"/>
      <text:p text:style-name="P8"><text:tab/><text:span text:style-name="T15">2.2.2 Les Vues tournois et ajouter/supprimer des utilisateurs (configuration du tournoi)</text:span></text:p>
      <text:p text:style-name="P8"/>
      <text:p text:style-name="P9"><text:span text:style-name="T26">L</text:span>a vue Tournoi des adultes <text:span text:style-name="T17">et les vues associées sont</text:span> plutôt sobre<text:span text:style-name="T26">s</text:span> (peu de couleurs vives qui ferait <text:span text:style-name="T12">trop </text:span>enfantin, sur fond gris..), avec des éléments <text:span text:style-name="T12">informatifs et de guidage</text:span> de l’utilisateur davantage textuels <text:span text:style-name="T25">(JLabels, texte au niveau des boutons)</text:span> pour être adapté aux adultes <text:span text:style-name="T12">qui vont préférer lire les informations pour être guidés. Nous avons essayé de faire attention à la brièveté et la densité d’information, en ne surchargeant pas l’interface. La note d’information en bas permet de guider l’utilisateur, et s’il tente de lancer un tournoi sans au moins 2 joueurs enregistrés, un message d’erreur s’affiche sur l’interface dans le cadre de la gestion des erreurs.</text:span></text:p>
      <text:p text:style-name="P8"/>
      <text:p text:style-name="P10"><text:span text:style-name="T12">Sur la vue tournoi des enfants et les vues associées, on retrouve</text:span> davantage d’images, d’icônes simples et peu <text:span text:style-name="T12">voire pas </text:span>d’informations textuelles pour comprendre les actions à réaliser. Ils ont une interface colorée, qui va <text:span text:style-name="T12">davantage</text:span> les captiver. <text:span text:style-name="T12">Nous avons fait <text:s/>attention à la concordance des couleurs de fonds et du texte pour garder une bonne lisibilité. Les boutons et les éléments sont plus gros, pour qu’il soit plus simple d’utiliser l’interface. Les images et icônes sont les plus significatives possible, pour que l’enfant comprenne la tâche qu’il s’apprête à faire en cliquant dessus. On affiche aussi un message d’erreur pour les enfants lorsqu’un tournoi est lancé sans qu’il y ai au moins 2 joueurs, mais plus simple.</text:span></text:p>
      <text:p text:style-name="P10"/>
      <text:p text:style-name="P13">Sur les vues Ajouter/Supprimer des joueurs accessibles depuis ces interface, des boutons Valider/Annuler sont présents pour être sûr que l’utilisateur déclenche une action voulue (valider), et pour permettre des actions réversibles, <text:span text:style-name="T21">en pouvant</text:span> revenir en arrière (annuler). On garde une certaine cohérence dans <text:span text:style-name="T27">ces vues</text:span> en positionnant les boutons Valider et Annuler toujours au même endroit. <text:span text:style-name="T27">Pour les adultes, n</text:span>ous avons fait le choix d’une liste déroulante pour choisir l’utilisateur à supprimer <text:span text:style-name="T27">sur la vue concernée</text:span>, en raison du nombre important de joueurs possible.</text:p>
      <text:p text:style-name="P10"><text:span text:style-name="T13">Pour les enfants, l</text:span>orsqu’ils ont du contenu textuel, <text:span text:style-name="T27">ce sont </text:span>des choses simple<text:span text:style-name="T27">s et compréhensibles </text:span>: « Je m’appelle ».. Les actions qu’ils ont à réaliser sont plus simples <text:span text:style-name="T12">et minimales</text:span> : pour choisir un joueur à supprimer, ils cliquent sur le bouton qui porte le nom du joueur directement, au lieu d’avoir à choisir dans une liste déroulante et valider, <text:span text:style-name="T16">avec toujours de la couleur, et des éléments/boutons imagés.</text:span></text:p>
      <text:p text:style-name="P10"/>
      <text:p text:style-name="P12"><text:tab/>2.2.3 Les Vues <text:span text:style-name="T20">m</text:span>atch</text:p>
      <text:p text:style-name="P15"/>
      <text:p text:style-name="P14">La Vue match du mode adulte reste elle aussi <text:span text:style-name="T28">pour les mêmes raisons</text:span> sobre, sans trop de couleurs vives et sur fond gris. <text:span text:style-name="T19">On utilise une couleur de police noire, pour favoriser la lisibilité. Les boutons sont volontairement assez volumineux pour qu’ils soient facilement accessibles et cliquables.</text:span></text:p>
      <text:p text:style-name="P14">Des informations présentes pour guider l’utilisateur sont affichées <text:span text:style-name="T28">là aussi</text:span> de manière textuelle pour être adaptées à un joueur adulte : le numéro du match, quel joueur doit jouer, et l’information qu’il doit sélectionner une case. <text:span text:style-name="T19">On limite leur nombre pour ne pas avoir trop d’informations affichées et surcharger l’interface.</text:span> On affiche à gauche et à droite de l’interface les noms des joueurs et leur signes respectifs pour <text:span text:style-name="T29">indiquer</text:span> quel joueur affronte quel joueur, et quels sont leur signe<text:span text:style-name="T18">s respectifs</text:span>.</text:p>
      <text:p text:style-name="P14">Après avoir sélectionné une case, l’utilisateur doit valider sa sélection, ce qui permet d’avoir un semblant d’action « réversible » (ont peut sélectionner une case, et finalement en choisir une autre), et <text:span text:style-name="T18">cela permet d’être sûr que la case sélectionnée est la case que l’utilisateur a voulu cochée (action explicite).</text:span></text:p>
      <text:p text:style-name="P14"/>
      <text:p text:style-name="P16"/>
      <text:p text:style-name="P16"/>
      <text:p text:style-name="P16"><text:soft-page-break/>La Vue match du mode <text:span text:style-name="T29">enfant</text:span> <text:span text:style-name="T30">reste</text:span> elle aussi très colorée pour être adaptée aux enfants, en prenant le soin de prendre des couleurs cohérentes pour la lisibilité. On limite les informations textuelles, et on les remplace par des images/<text:span text:style-name="T35">icônes</text:span> significatives : On guide par exemple l’<text:span text:style-name="T31">enfant</text:span> en lui suggérant qu’i<text:span text:style-name="T31">l</text:span> doit jouer <text:span text:style-name="T32">grâce à l’apparition d’une flèche sous son nom, à la place d’informations textuelles.</text:span></text:p>
      <text:p text:style-name="P16">L’utilisateur enfant lorsqu’il choisit une case <text:span text:style-name="T34">et clic dessus</text:span>, n’a pas à la valider <text:span text:style-name="T34">sa sélection </text:span>(contrairement à l’interface des adultes), car cela ferait trop d’étapes <text:span text:style-name="T33">pour un enfant.</text:span></text:p>
      <text:p text:style-name="P14"/>
      <text:p text:style-name="P16">On retrouve dans ces 2 vues une gestion des erreurs : Si l’utilisateur choisit une case déjà remplie, un message d’erreur explicite est affiché pour lui <text:span text:style-name="T35">indiquer</text:span> que l’action est impossible.</text:p>
      <text:p text:style-name="P16"/>
      <text:p text:style-name="P17"><text:tab/>2.2.4 Les Vues classement</text:p>
      <text:p text:style-name="P14"/>
      <text:p text:style-name="P18">Le classement du mode adulte constitue un <text:span text:style-name="T36">véritable</text:span> classement par ordre décroissant des points, affichant de manière textuelle plusieurs informations sur les joueurs : leur rang, leur pseudonyme, et et leurs points.</text:p>
      <text:p text:style-name="P18"/>
      <text:p text:style-name="P18">Pour le mode enfant, <text:span text:style-name="T37">nous avons pensé qu’un tel classement n’était pas adapté et significatif. Nous</text:span> affich<text:span text:style-name="T37">ons à la place</text:span> un podium avec sur chaque marche, le prénom de l’utilisateur. <text:span text:style-name="T37">L</text:span>e classement est affiché de manière imagée pour que ce soit plus parlant pour les enfants.</text:p>
      <text:p text:style-name="P8"/>
      <text:p text:style-name="P20"/>
      <text:p text:style-name="P19"><text:tab/>3.1 Qu’est-ce qui tourne et ne tourne pas ?</text:p>
      <text:p text:style-name="P4"/>
      <text:p text:style-name="P28"><text:span text:style-name="T6">L’application est fonctionnelle, on peut organiser des tournois et ils se déroulent bien en respectant les contraintes demandées. </text:span><text:span text:style-name="T7">L’application n’intègre cependant pas de mode dans lequel l’utilisateur a la possibilité de jouer contre le système.</text:span></text:p>
      <text:p text:style-name="P28"><text:span text:style-name="T7"/></text:p>
      <text:p text:style-name="P28"><text:span text:style-name="T7"><text:tab/></text:span><text:span text:style-name="T5">3.3 Qu’est-ce qui pourrait être amélior</text:span><text:span text:style-name="T8">é </text:span><text:span text:style-name="T5">? </text:span><text:span text:style-name="T8">Comment ?</text:span></text:p>
      <text:p text:style-name="P23"/>
      <text:p text:style-name="P24">Nous pourrions inclure un mode qui permet au joueur de jouer contre le système. </text:p>
      <text:p text:style-name="P24">Dans la vue classement des enfants, seuls les 3 premiers sont affichés <text:span text:style-name="T38">sur le podium</text:span>. O<text:span text:style-name="T42">n pourrait</text:span> trouver une solution pour afficher le reste des joueurs, peut être en proposant à côté une <text:span text:style-name="T43">simple liste</text:span> du reste des joueurs et leur classement. </text:p>
      <text:p text:style-name="P25">Sur la vue match des adultes, choisir une case se fait en 2 étapes : la sélectionner, et la valider. <text:s/>Cela peut paraître lourd, <text:span text:style-name="T39">nous pourrions supprimer une étape, </text:span>mais nous trouvions ça utile et adapté à des adultes d’avoir une étape en plus (contrôle explicite <text:span text:style-name="T40">et semblant de </text:span>réversibilité). <text:span text:style-name="T40">A la place, nous pourrions trouver un moyen d’avoir véritablement des actions réversibles : Revenir en arrière au tour d’avant ?</text:span></text:p>
      <text:p text:style-name="P26">Il serait <text:span text:style-name="T41">judicieux de réussir à factoriser le code de la méthode jouermatch(), sur la partie qui sert à déterminer s’il y a ou non 3 signes alignés (verticalement, horizontalement ou en diagonale).</text:span></text:p>
      <text:p text:style-name="P27">Nous pourrions pousser plus loin la capacité de configuration des tournois : l’utilisateur pourrait préalablement déterminer combien de joueurs maximum, ou précisément peuvent s’enregistrer au tournoi <text:span text:style-name="T44">par exemple..</text:span></text:p>
      <text:p text:style-name="P27">Par choix nous avons aussi décidé d’afficher le classement à la fin, il pourrait rester affiché tout au long de la part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2T22:51:18.223000000</meta:creation-date>
    <dc:date>2019-01-13T21:36:52.972000000</dc:date>
    <meta:editing-duration>PT1H57M51S</meta:editing-duration>
    <meta:editing-cycles>64</meta:editing-cycles>
    <meta:generator>LibreOffice/6.0.7.3$Windows_X86_64 LibreOffice_project/dc89aa7a9eabfd848af146d5086077aeed2ae4a5</meta:generator>
    <meta:document-statistic meta:table-count="0" meta:image-count="0" meta:object-count="0" meta:page-count="3" meta:paragraph-count="42" meta:word-count="1600" meta:character-count="9913" meta:non-whitespace-character-count="8342"/>
  </office:meta>
</office:document-meta>
</file>